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A105A102JAR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FR-25FBF-8K45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FR-25FBF-102K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FR-25FBF-7K15 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FR-25FBF-1K00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FR-25FBF-12K1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FR-25FBF-17K4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FR-25FBF-28K0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FR-25FBF-4K12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FR-25FBF-1K62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K104Z15Y5VE5TH5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VR1E101MED1TD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V36Y103C01B00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FP1/4CT52R201J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BH-341-1AS-R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500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M2940CT-5.0/NOPB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2-2236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31" calcext:value-type="float">
            <text:p>419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K28Y5V1E474Z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V36W205C01B00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V36W503C01B00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VR1H010MDD1TD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VR1H100MDD1TA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F1/4DCT52R5101F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CF0710K0JKE36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LHR5400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CF071K00JKE36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CF07100KJKR36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CF0747K0JKR36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10:49:23.348037100</meta:creation-date>
    <dc:date>2025-12-06T16:32:30.496683100</dc:date>
    <meta:editing-duration>PT5H32M47S</meta:editing-duration>
    <meta:editing-cycles>1</meta:editing-cycles>
    <meta:document-statistic meta:table-count="1" meta:cell-count="62" meta:object-count="0"/>
    <meta:generator>LibreOffice/25.8.3.2$Windows_X86_64 LibreOffice_project/8ca8d55c161d602844f5428fa4b58097424e324e</meta:generator>
  </office:meta>
</office:document-meta>
</file>